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e9cb2" officeooo:paragraph-rsid="001e9cb2"/>
    </style:style>
    <style:style style:name="P2" style:family="paragraph" style:parent-style-name="Standard">
      <style:text-properties fo:font-size="14pt" fo:font-weight="bold" officeooo:rsid="001e9cb2" officeooo:paragraph-rsid="001e9cb2" style:font-size-asian="12.25pt" style:font-weight-asian="bold" style:font-size-complex="14pt" style:font-weight-complex="bold"/>
    </style:style>
    <style:style style:name="P3" style:family="paragraph" style:parent-style-name="Standard">
      <style:text-properties fo:font-size="12pt" fo:font-style="italic" fo:font-weight="normal" officeooo:rsid="001e9cb2" officeooo:paragraph-rsid="001e9cb2" style:font-size-asian="10.5pt" style:font-style-asian="italic" style:font-weight-asian="normal" style:font-size-complex="12pt" style:font-style-complex="italic" style:font-weight-complex="normal"/>
    </style:style>
    <style:style style:name="P4" style:family="paragraph" style:parent-style-name="Standard">
      <style:text-properties fo:font-size="12pt" fo:font-style="italic" fo:font-weight="normal" officeooo:rsid="001e9cb2" officeooo:paragraph-rsid="001e9cb2" style:font-size-asian="10.5pt" style:font-style-asian="italic" style:font-weight-asian="normal" style:font-size-complex="12pt" style:font-style-complex="italic" style:font-weight-complex="normal"/>
    </style:style>
    <style:style style:name="P5" style:family="paragraph" style:parent-style-name="Standard">
      <style:text-properties fo:font-size="12pt" fo:font-style="italic" fo:font-weight="normal" officeooo:rsid="00240ae1" officeooo:paragraph-rsid="00240ae1" style:font-size-asian="10.5pt" style:font-style-asian="italic" style:font-weight-asian="normal" style:font-size-complex="12pt" style:font-style-complex="italic" style:font-weight-complex="normal"/>
    </style:style>
    <style:style style:name="P6" style:family="paragraph" style:parent-style-name="Standard">
      <style:text-properties fo:font-size="12pt" fo:font-style="italic" fo:font-weight="normal" officeooo:rsid="00252ccd" officeooo:paragraph-rsid="00252ccd" style:font-size-asian="10.5pt" style:font-style-asian="italic" style:font-weight-asian="normal" style:font-size-complex="12pt"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normal" officeooo:rsid="001eecf4" style:font-style-asian="normal" style:font-style-complex="normal"/>
    </style:style>
    <style:style style:name="T3" style:family="text">
      <style:text-properties fo:font-style="normal" officeooo:rsid="00204507" style:font-style-asian="normal" style:font-style-complex="normal"/>
    </style:style>
    <style:style style:name="T4" style:family="text">
      <style:text-properties fo:font-style="normal" officeooo:rsid="00221a19" style:font-style-asian="normal" style:font-style-complex="normal"/>
    </style:style>
    <style:style style:name="T5" style:family="text">
      <style:text-properties fo:font-style="normal" officeooo:rsid="00240ae1" style:font-style-asian="normal" style:font-style-complex="normal"/>
    </style:style>
    <style:style style:name="T6" style:family="text">
      <style:text-properties fo:font-style="normal" officeooo:rsid="0025161e" style:font-style-asian="normal" style:font-style-complex="normal"/>
    </style:style>
    <style:style style:name="T7" style:family="text">
      <style:text-properties fo:font-style="normal" officeooo:rsid="00252ccd" style:font-style-asian="normal" style:font-style-complex="normal"/>
    </style:style>
    <style:style style:name="T8" style:family="text">
      <style:text-properties officeooo:rsid="00204507"/>
    </style:style>
    <style:style style:name="T9" style:family="text">
      <style:text-properties officeooo:rsid="002144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 2</text:p>
      <text:p text:style-name="P2"/>
      <text:p text:style-name="P3">Q<text:span text:style-name="T9">7: </text:span><text:span text:style-name="T4">The ILQC </text:span><text:span text:style-name="T5">trajectory does not fall down like the LQR trajectory and is therefore shorter in length and does not require control actions of the same magnitude (no sudden stop needed). Hence it also has a lower cost.</text:span></text:p>
      <text:p text:style-name="P5"/>
      <text:p text:style-name="P5">Q8:<text:span text:style-name="T1"> The ILQC algorithm </text:span><text:span text:style-name="T6">iteratively linearizes the system dynamics around the trajectory resulting from the previous control policy. Therefore it is able to improve the control inputs even when the starting trajectory is far away from the hovering linearization point, i.e. in this case when the quadrocopter attitude becomes rather critical in the middle of the LQR trajectory (which is the input of the ILQC algorithm). On the other hand the LQR algorithm created this trajectory because it is unaware of the nonlinear system dynamics which then affect the real performance (i.e. the cost), </text:span><text:span text:style-name="T7">however this effect is negligible for short distances, because the attitude then never becomes critical (i.e. stays close to hovering state).</text:span></text:p>
      <text:p text:style-name="P5"/>
      <text:p text:style-name="P6">Q9:<text:span text:style-name="T1"> One should choose the entries, which correspond to penalization of the velocity deviation from a given reference, to be zero. For example Q_vp=diag(1,1,1,0,...,0), so only deviations in x,y,z from the via-point are penalized.</text:span></text:p>
      <text:p text:style-name="P6">Q10: <text:span text:style-name="T1">One can increase the magnitude of the entries of Q_vp to give the via-point a larger relative weight in the cost function and therefore enforce a very close passing of the via-point. Decreasing the entries of Q_vp will relax the requirement of passing near the via-pont.</text:span></text:p>
      <text:p text:style-name="P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9cb2" officeooo:paragraph-rsid="001e9c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LCAR Exercise 1<text:tab/><text:tab/>Bharat Tak, David Gon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4T17:03:52.195103651</meta:creation-date>
    <dc:date>2015-04-15T00:47:19.983756414</dc:date>
    <meta:editing-duration>PT1H28M51S</meta:editing-duration>
    <meta:editing-cycles>4</meta:editing-cycles>
    <meta:generator>LibreOffice/4.2.7.2$Linux_X86_64 LibreOffice_project/420m0$Build-2</meta:generator>
    <meta:document-statistic meta:table-count="0" meta:image-count="0" meta:object-count="0" meta:page-count="1" meta:paragraph-count="6" meta:word-count="244" meta:character-count="1504" meta:non-whitespace-character-count="1265"/>
  </office:meta>
</office:document-meta>
</file>